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officeooo:rsid="008c59fd" officeooo:paragraph-rsid="00895c2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Toto je věta která je</text:p>
        <text:p text:style-name="P1"/>
        <text:p text:style-name="P1">rozlámaná do více řádků</text:p>
        <text:p text:style-name="P1"/>
        <text:p text:style-name="P1">jako když to zkopírujete</text:p>
        <text:p text:style-name="P1"/>
        <text:p text:style-name="P1">z PDF souboru</text:p>
        <text:p text:style-name="P1"/>
        <text:p text:style-name="P1"/>
        <text:p text:style-name="P1">2.</text:p>
        <text:p text:style-name="P1">o <text:s/>&amp;nbsp; &lt;div&gt;ahoj&lt;/div&gt;</text:p>
        <text:p text:style-name="P1"/>
        <text:p text:style-name="P1">3.</text:p>
        <text:p text:style-name="P1">o <text:s/>---- a pak <text:s text:c="4"/>hodně <text:s text:c="4"/>mezer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true" style:font-name-asian="Tahoma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start" style:justify-single-word="false" style:page-number="auto" fo:break-before="page">
        <style:tab-stops/>
      </style:paragraph-properties>
      <style:text-properties fo:text-transform="uppercase" style:font-name="Times New Roman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List" style:family="paragraph" style:parent-style-name="Text_20_body" style:class="list"/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 style:master-page-name="">
      <style:paragraph-properties fo:margin-left="1.27cm" fo:margin-top="0cm" fo:margin-bottom="0.212cm" style:contextual-spacing="false" fo:text-indent="-0.635cm" style:auto-text-indent="false" style:page-number="auto"/>
      <style:text-properties fo:font-size="11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align="start" style:justify-single-word="false"/>
      <style:text-properties style:font-name="Times New Roman" fo:font-family="'Times New Roman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sky-fakulta" style:family="paragraph" style:parent-style-name="Contents_20_Heading" style:master-page-name="">
      <style:paragraph-properties fo:text-align="center" style:justify-single-word="false" style:page-number="auto"/>
      <style:text-properties fo:text-transform="uppercase" style:font-name="Times New Roman" fo:font-family="'Times New Roman'" style:font-style-name="Bold" style:font-family-generic="roman" style:font-pitch="variable" fo:font-size="18pt"/>
    </style:style>
    <style:style style:name="desky-nazev-prace" style:family="paragraph" style:parent-style-name="desky-fakulta">
      <style:paragraph-properties fo:margin-left="0cm" fo:margin-top="7.05cm" fo:margin-bottom="0.21cm" style:contextual-spacing="false"/>
      <style:text-properties style:font-name="Times New Roman" fo:font-family="'Times New Roman'" style:font-style-name="Bold" style:font-family-generic="roman" style:font-pitch="variable"/>
    </style:style>
    <style:style style:name="desky-rok-a-jmeno" style:family="paragraph" style:parent-style-name="Contents_20_Heading" style:master-page-name="">
      <style:paragraph-properties fo:margin-left="0cm" fo:margin-top="10.58cm" fo:margin-bottom="0.21cm" style:contextual-spacing="false" fo:text-align="center" style:justify-single-word="false" style:page-number="auto">
        <style:tab-stops>
          <style:tab-stop style:position="2cm"/>
          <style:tab-stop style:position="13.989cm" style:type="right"/>
        </style:tab-stops>
      </style:paragraph-properties>
      <style:text-properties fo:text-transform="uppercase" style:font-name="Times New Roman" fo:font-family="'Times New Roman'" style:font-style-name="Bold" style:font-family-generic="roman" style:font-pitch="variable" fo:font-size="14pt"/>
    </style:style>
    <style:style style:name="uvodni-tema" style:family="paragraph" style:parent-style-name="desky-fakulta">
      <style:paragraph-properties fo:margin-top="7.05cm" fo:margin-bottom="0.21cm" style:contextual-spacing="false"/>
      <style:text-properties fo:font-size="2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uvodni-autor" style:family="paragraph" style:parent-style-name="desky-rok-a-jmeno">
      <style:paragraph-properties fo:margin-top="1.071cm" fo:margin-bottom="0.21cm" style:contextual-spacing="false"/>
      <style:text-properties fo:font-size="20pt" officeooo:rsid="00bda2c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fcfd7" officeooo:paragraph-rsid="005fcfd7"/>
    </style:style>
    <style:style style:name="MP2" style:family="paragraph" style:parent-style-name="Footer">
      <style:text-properties officeooo:paragraph-rsid="009ade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Standard1" style:page-layout-name="Mpm2" draw:style-name="Mdp1">
      <style:footer>
        <text:p text:style-name="Footer"/>
      </style:footer>
    </style:master-page>
    <style:master-page style:name="Druhy" style:page-layout-name="Mpm3" draw:style-name="Mdp1">
      <style:header>
        <text:p text:style-name="MP1">awdaw</text:p>
      </style:header>
      <style:header-first>
        <text:p text:style-name="MP1">awdaw</text:p>
      </style:header-first>
      <style:footer>
        <text:p text:style-name="Footer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Treti" style:page-layout-name="Mpm4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Ctrvrty" style:page-layout-name="Mpm3" draw:style-name="Mdp1">
      <style:header>
        <text:p text:style-name="MP1">awdaw</text:p>
      </style:header>
      <style:header-first>
        <text:p text:style-name="MP1">awdaw</text:p>
      </style:header-first>
      <style:footer>
        <text:p text:style-name="Footer"><text:page-number text:select-page="current">0</text:page-number></text:p>
      </style:footer>
      <style:footer-first>
        <text:p text:style-name="Footer"><text:page-number text:select-page="current">0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dc:description/>
    <dc:date>2026-02-18T20:43:35.470623000</dc:date>
    <meta:generator>LibreOffice/25.8.3.2$MacOSX_AARCH64 LibreOffice_project/8ca8d55c161d602844f5428fa4b58097424e324e</meta:generator>
    <meta:initial-creator/>
    <meta:creation-date>2025-12-28T20:01:58.000</meta:creation-date>
    <meta:keyword/>
    <meta:editing-duration>P3DT16H5M16S</meta:editing-duration>
    <meta:editing-cycles>161</meta:editing-cycles>
    <meta:document-statistic meta:table-count="0" meta:image-count="0" meta:object-count="0" meta:page-count="1" meta:paragraph-count="16" meta:word-count="35" meta:character-count="167" meta:non-whitespace-character-count="138"/>
    <meta:user-defined meta:name="Category"/>
    <meta:user-defined meta:name="Company"/>
    <meta:user-defined meta:name="IndividualWorkKey"/>
    <meta:user-defined meta:name="Manager"/>
  </office:meta>
</office:document-meta>
</file>